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73329520">
          <text:insertion>
            <office:change-info>
              <dc:creator>Bob Jacobsen</dc:creator>
              <dc:date>2010-10-08T18:32:00</dc:date>
            </office:change-info>
          </text:insertion>
        </text:changed-region>
        <text:changed-region text:id="ct537242000">
          <text:insertion>
            <office:change-info>
              <dc:creator>Bob Jacobsen</dc:creator>
              <dc:date>2010-10-11T01:08:00</dc:date>
            </office:change-info>
          </text:insertion>
        </text:changed-region>
        <text:changed-region text:id="ct673525280">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994075215"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673538000">
          <text:insertion>
            <office:change-info>
              <dc:creator>Bob Jacobsen</dc:creator>
              <dc:date>2010-10-11T0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673329520"/>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Message Format</text:h>
      <text:h text:style-name="Heading_20_2" text:outline-level="2">Messages</text:h>
      <text:h text:style-name="Heading_20_2" text:outline-level="2">Interactions</text:h>
      <text:h text:style-name="Heading_20_1" text:outline-level="1">Message Type Indicator Definition</text:h>
      <text:p text:style-name="Standard"/>
      <text:p text:style-name="Standard">The MTI is a 16 bit quantity, but it can be shoe-horned into small spaces as needed for CAN efficiency. <text:s/>(Need a section on mapping?)</text:p>
      <text:p text:style-name="Standard">MTIs are 15 bits max in a CAN header, due to the size of the variable field, or 16 bits if carried in the data.</text:p>
      <text:p text:style-name="Standard"/>
      <text:p text:style-name="Standard"/>
      <text:p text:style-name="Standard">Below this is just a collection of pieces from other docs right now.</text:p>
      <text:p text:style-name="Standard">The priority bit in the CAN frame is separate from the static priority field in the MTI format specification.</text:p>
      <text:p text:style-name="Standard"/>
      <text:p text:style-name="Standard"><text:soft-page-break/>The specific MTI values are being allocated in each protocol definition, and also here for consistency checks.</text:p>
      <text:p text:style-name="Standard">In general, the MTI selection is done on the top 8 bits of the variable field. This is mapped to the low MTI byte in a standard format message.</text:p>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list xml:id="list2067811228" text:style-name="L2">
        <text:list-item>
          <text:p text:style-name="P18">Designers may wish to use CAN hardware filtering, but it can't be assumed to be present. We assign a single bit to indicate “simple node protocol” messages to make simple filtering possible.</text:p>
        </text:list-item>
      </text:list>
      <text:p text:style-name="Standard"/>
      <text:p text:style-name="Standard"/>
      <text:p text:style-name="Standard">Design decisions:</text:p>
      <text:list xml:id="list1325226148" text:style-name="L4">
        <text:list-item>
          <text:p text:style-name="P19">A specific mapping from the common 16-bit MTI format to a shorter CAN format is documented in a separate worksheet (PDF version). The common form is 16 bits to have lots of space to grow at the high end, but it can be mapped into a 8 bit field for efficient CAN transfer. </text:p>
        </text:list-item>
      </text:list>
      <text:p text:style-name="Standard"/>
      <text:p text:style-name="Standard"/>
      <text:h text:style-name="Heading_20_2" text:outline-level="2">OpenLCB Common Message Format</text:h>
      <text:p text:style-name="Standard">A common message consists of several parts: </text:p>
      <text:list xml:id="list1443929135" text:style-name="L5">
        <text:list-item>
          <text:p text:style-name="P20">Node ID Number of the Source node (SID) </text:p>
        </text:list-item>
        <text:list-item>
          <text:p text:style-name="P20">Message Type Indicator (MTI) </text:p>
        </text:list-item>
        <text:list-item>
          <text:p text:style-name="P20">In some cases, the Destination Node ID (DID) </text:p>
        </text:list-item>
        <text:list-item>
          <text:p text:style-name="P20">In some cases, a P/C Event ID (EID) </text:p>
        </text:list-item>
        <text:list-item>
          <text:p text:style-name="P20">Message content, as defined by the particular message type </text:p>
        </text:list-item>
      </text:list>
      <text:p text:style-name="Standard">Each OpenLCB wire protocol may define local representations for each of these components at the transport level and below. This may involve replacement (e.g. using a shorter "Alias" token for the node ID number), reordering, and/or specific representations that differ from the common ones, but in all cases it must be possible to translate from the wire protocol message to a complete common message using only locally available information. </text:p>
      <text:p text:style-name="Standard"><text:soft-page-break/>By convention, multi-byte quantities in OpenLCB are represented in big-endian order. The most significant byte is sent first, and stored at the lowest address. This is the same as Ethernet and the common internet protocols, but not the same as the Intel x86 architecture. </text:p>
      <text:p text:style-name="Standard">Reserved quantities must be created with a zero value unless otherwise specified. When processing a message, any reserved quantities must be ignored unless otherwise specified. When transporting a message, reserved quantities must be transported unchanged. The zero value sometimes indicates a non-initialized value. </text:p>
      <text:p text:style-name="Standard"/>
      <text:p text:style-name="Standard">Message Type Indicator (MTI)</text:p>
      <text:p text:style-name="Standard">The common Message Type Indicator (MTI) is a 16 bit quantity. </text:p>
      <text:p text:style-name="Standard">Each specific MTI has a specific defined content documented elsewhere, but there are a few general points. </text:p>
      <text:list xml:id="list1472723581" text:style-name="L6">
        <text:list-item>
          <text:p text:style-name="P21">Messages are variable length. The specific wire protocol is responsible for carrying length information as needed. </text:p>
        </text:list-item>
        <text:list-item>
          <text:p text:style-name="P21">If the message carries a destination address, that destination node ID (destination address) is the first part of the message content. The form of a Destination Node ID is defined by the particular wire protocol, but must be mappable to the full Node ID of the intended destination. </text:p>
        </text:list-item>
      </text:list>
      <text:p text:style-name="Standard"/>
      <text:p text:style-name="Standard">The common Message Type Indicator (MTI) is a 16 bit quantity. Note that specific wire protocols may remap this.</text:p>
      <text:list xml:id="list89673281" text:style-name="L7">
        <text:list-item>
          <text:p text:style-name="P22">The most-significant 5 bits are reserved as 00110; nodes must send and check that value.</text:p>
        </text:list-item>
        <text:list-item>
          <text:p text:style-name="P22">The next 7 bits are used to indicate the message type. </text:p>
        </text:list-item>
        <text:list-item>
          <text:p text:style-name="P22">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22">The next bit is reserved as 0; nodes must send and check that value.</text:p>
        </text:list-item>
        <text:list-item>
          <text:p text:style-name="P22">The lower four bits indicate a specific type. </text:p>
        </text:list-item>
        <text:list-item>
          <text:p text:style-name="P22">The following bit is reserved as 0; nodes much send and check that value.</text:p>
        </text:list-item>
        <text:list-item>
          <text:p text:style-name="P22">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2"><text:soft-page-break/>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2">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Specific values are allocated and documented in a separate worksheet (PDF version). We keep them in just that one place to avoid conflicting updates.</text:p>
      <text:p text:style-name="Standard"/>
      <text:h text:style-name="Heading_20_1" text:outline-level="1">OpenLCB message format</text:h>
      <text:p text:style-name="Standard">(rationalize with the frame doc, that describes the 1st bit)</text:p>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911832310" text:style-name="L14">
        <text:list-item>
          <text:p text:style-name="P29">Unaddressed messages – messages that don't have a destination address put the low 12 bits of the MTI in the variable field</text:p>
        </text:list-item>
        <text:list-item>
          <text:p text:style-name="P29">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ext:soft-page-break/>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Reserved for long-form MTIs in data area, <text:line-break/>must not be sent or accepted)</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Putting the destination alias in the header allows filtering on it with common CAN hardware. Putting the Stream ID in the header also allows filtering, and preserves the full 8-byte CAN payload for stream data.</text:p>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
      <text:p text:style-name="Standard"/>
      <text:p text:style-name="Standard">Standard Interactions</text:p>
      <text:p text:style-name="Standard"><text:change-end text:change-id="ct673329520"/><text:change-start text:change-id="ct537242000"/>All nodes must be able to take part in all standard interactions.</text:p>
      <text:p text:style-name="Standard">A) Node Initialization</text:p>
      <text:p text:style-name="Standard">Newly functional nodes, once their start-up is complete and they are fully operational, must send an "Initialization Complete" message. </text:p>
      <text:list xml:id="list1673759956" text:style-name="L8">
        <text:list-item>
          <text:p text:style-name="P23">There is no guarantee that any other node is listening for this. No reply is possible. </text:p>
        </text:list-item>
        <text:list-item>
          <text:p text:style-name="P23"><text:soft-page-break/>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bookmark text:name="discovery"/>B) Duplicate Node ID Detection</text:p>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p text:style-name="Standard">C) Node ID Discovery</text:p>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
      <text:p text:style-name="Standard">E) Error Handling</text:p>
      <text:p text:style-name="Standard">There are multiple mandatory error-handling scenarios defined.</text:p>
      <text:p text:style-name="Standard">Reject Addressed Optional Interaction</text:p>
      <text:list xml:id="list916251175" text:style-name="L9">
        <text:list-item>
          <text:p text:style-name="P24">Node A receives an addressed message from Node B that carries Node A's NID. </text:p>
        </text:list-item>
      </text:list>
      <text:list xml:id="list1896711971" text:style-name="L10">
        <text:list-item>
          <text:p text:style-name="P25"><text:soft-page-break/>The MTI indicates the start of an optional interaction. </text:p>
        </text:list-item>
      </text:list>
      <text:list xml:id="list711803265" text:style-name="L11">
        <text:list-item>
          <text:p text:style-name="P2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p text:style-name="Standard">Reject Unaddressed Optional Interaction</text:p>
      <text:list xml:id="list1714523801" text:style-name="L12">
        <text:list-item>
          <text:p text:style-name="P27">Node A receives an unaddressed message from Node B. </text:p>
        </text:list-item>
        <text:list-item>
          <text:p text:style-name="P27">The MTI indicates the start of an optional interaction. </text:p>
        </text:list-item>
      </text:list>
      <text:p text:style-name="Standard">If Node A does not want to take part in the optional interaction, it silently drops the message without reply. </text:p>
      <text:p text:style-name="Standard">Reject Addressed Standard Interaction Due to Error</text:p>
      <text:list xml:id="list986910697" text:style-name="L13">
        <text:list-item>
          <text:p text:style-name="P28">Node A is taking part in an addressed interaction with Node B. Either node may be able to send the next message.</text:p>
        </text:list-item>
        <text:list-item>
          <text:p text:style-name="P28">Some error condition prevents Node A from continuing the interaction. </text:p>
        </text:list-item>
        <text:list-item>
          <text:p text:style-name="P28">To terminate the interaction, Node A sends a Terminate Due to Error message to Node B. It then resets it's state so as to no longer be taking part in the addressed interaction.</text:p>
        </text:list-item>
      </text:list>
      <text:p text:style-name="Standard"><text:change-end text:change-id="ct537242000"/><text:change text:change-id="ct673525280"/><text:change-start text:change-id="ct673538000"/>The message content contains the most recent MTI received in this interaction, a mandatory reason code and an optional data value. The use of these fields is to be defined. <text:change-end text:change-id="ct6735380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pecification<text:tab/>1</text:p>
          <text:p text:style-name="P11"><text:s/>2.1 Introduction<text:tab/>1</text:p>
          <text:p text:style-name="P11"><text:s/>2.2 Intended Use<text:tab/>1</text:p>
          <text:p text:style-name="P11"><text:s/>2.3 References and Context<text:tab/>1</text:p>
          <text:p text:style-name="P11"><text:s/>2.4 Message Format<text:tab/>1</text:p>
          <text:p text:style-name="P11"><text:s/>2.5 Messages<text:tab/>1</text:p>
          <text:p text:style-name="P11"><text:s/>2.6 Interactions<text:tab/>1</text:p>
          <text:p text:style-name="P11"><text:s/>2.7 OpenLCB Common Message Format<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66344240">
            <text:deletion>
              <office:change-info>
                <dc:creator>Bob Jacobsen</dc:creator>
                <dc:date>2010-10-08T17:22:00</dc:date>
              </office:change-info>
              <text:p text:style-name="MP1">NMRA Technical Note (number)</text:p>
            </text:deletion>
          </text:changed-region>
          <text:changed-region text:id="ct566344384">
            <text:insertion>
              <office:change-info>
                <dc:creator>Bob Jacobsen</dc:creator>
                <dc:date>2010-10-08T17:22: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66344240"/><text:change-start text:change-id="ct566344384"/>OpenLCB-CAN Message Network Technical Note<text:change-end text:change-id="ct566344384"/></text:p>
      </style:header>
      <style:footer>
        <text:tracked-changes>
          <text:changed-region text:id="ct566348480">
            <text:deletion>
              <office:change-info>
                <dc:creator>Bob Jacobsen</dc:creator>
                <dc:date>2010-10-08T17:23:00</dc:date>
              </office:change-info>
              <text:p text:style-name="MP4"><text:span text:style-name="MT2">Title</text:span></text:p>
            </text:deletion>
          </text:changed-region>
          <text:changed-region text:id="ct566349312">
            <text:insertion>
              <office:change-info>
                <dc:creator>Bob Jacobsen</dc:creator>
                <dc:date>2010-10-08T17:23:00</dc:date>
              </office:change-info>
            </text:insertion>
          </text:changed-region>
          <text:changed-region text:id="ct566349408">
            <text:deletion>
              <office:change-info>
                <dc:creator>Bob Jacobsen</dc:creator>
                <dc:date>2010-10-08T17:23:00</dc:date>
              </office:change-info>
              <text:p text:style-name="MP4"><text:span text:style-name="MT3"><text:tab/></text:span></text:p>
            </text:deletion>
          </text:changed-region>
        </text:tracked-changes>
        <text:p text:style-name="MP4"><text:change text:change-id="ct566348480"/><text:change-start text:change-id="ct566349312"/><text:span text:style-name="MT2">Copyright 2010, by J. Day, D. Harris, B. Jacobsen, and A. Shepherd</text:span><text:change-end text:change-id="ct566349312"/><text:change text:change-id="ct566349408"/><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0-10-11T01:16:12">10/11/2010</text:date></text:span></text:span></text:p>
      </style:footer>
    </style:master-page>
    <style:master-page style:name="First_20_Page" style:display-name="First Page" style:page-layout-name="Mpm2" style:next-style-name="Standard">
      <style:header>
        <text:tracked-changes>
          <text:changed-region text:id="ct566363008">
            <text:deletion>
              <office:change-info>
                <dc:creator>Bob Jacobsen</dc:creator>
                <dc:date>2010-10-07T21:46:00</dc:date>
              </office:change-info>
              <text:p text:style-name="MP7"><text:span text:style-name="MT4">NMRA TECHNICAL NOTES</text:span></text:p>
            </text:deletion>
          </text:changed-region>
          <text:changed-region text:id="ct566363104">
            <text:insertion>
              <office:change-info>
                <dc:creator>Bob Jacobsen</dc:creator>
                <dc:date>2010-10-08T17:19:00</dc:date>
              </office:change-info>
            </text:insertion>
          </text:changed-region>
          <text:changed-region text:id="ct566360192">
            <text:insertion>
              <office:change-info>
                <dc:creator>Bob Jacobsen</dc:creator>
                <dc:date>2010-10-08T18:28:00</dc:date>
              </office:change-info>
            </text:insertion>
          </text:changed-region>
          <text:changed-region text:id="ct566360336">
            <text:deletion>
              <office:change-info>
                <dc:creator>Bob Jacobsen</dc:creator>
                <dc:date>2010-10-08T18:28:00</dc:date>
              </office:change-info>
              <text:p text:style-name="MP7">(title)</text:p>
            </text:deletion>
          </text:changed-region>
          <text:changed-region text:id="ct566360448">
            <text:insertion>
              <office:change-info>
                <dc:creator>Bob Jacobsen</dc:creator>
                <dc:date>2010-10-08T18:28:00</dc:date>
              </office:change-info>
            </text:insertion>
          </text:changed-region>
          <text:changed-region text:id="ct566360768">
            <text:deletion>
              <office:change-info>
                <dc:creator>Bob Jacobsen</dc:creator>
                <dc:date>2010-10-08T17:19:00</dc:date>
              </office:change-info>
              <text:p text:style-name="MP7">(date)</text:p>
            </text:deletion>
          </text:changed-region>
          <text:changed-region text:id="ct566366112">
            <text:insertion>
              <office:change-info>
                <dc:creator>Bob Jacobsen</dc:creator>
                <dc:date>2010-10-08T17:19:00</dc:date>
              </office:change-info>
            </text:insertion>
          </text:changed-region>
          <text:changed-region text:id="ct566366240">
            <text:deletion>
              <office:change-info>
                <dc:creator>Bob Jacobsen</dc:creator>
                <dc:date>2010-10-07T21:47:00</dc:date>
              </office:change-info>
              <text:p text:style-name="MP7">(number)</text:p>
            </text:deletion>
          </text:changed-region>
          <text:changed-region text:id="ct566366352">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66363008"/><text:change-start text:change-id="ct566363104"/>OpenLCB <text:change-end text:change-id="ct566363104"/><text:change-start text:change-id="ct566360192"/>Technical Note<text:change-end text:change-id="ct56636019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66360336"/><text:change-start text:change-id="ct566360448"/>OpenLCB-CAN Message Network<text:change-end text:change-id="ct56636044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66360768"/><text:change-start text:change-id="ct566366112"/><text:date style:data-style-name="N37" text:date-value="2010-10-08T17:19:56" text:fixed="true">10/08/10</text:date><text:change-end text:change-id="ct566366112"/></text:p>
            </table:table-cell>
            <table:table-cell table:style-name="Table1.C1" office:value-type="string">
              <text:p text:style-name="MP7"><text:change text:change-id="ct566366240"/><text:change-start text:change-id="ct566366352"/>Preliminary<text:change-end text:change-id="ct566366352"/></text:p>
            </table:table-cell>
          </table:table-row>
        </table:table>
        <text:p text:style-name="Header"/>
      </style:header>
      <style:footer>
        <text:tracked-changes>
          <text:changed-region text:id="ct566375232">
            <text:deletion>
              <office:change-info>
                <dc:creator>Bob Jacobsen</dc:creator>
                <dc:date>2010-10-07T21:47:00</dc:date>
              </office:change-info>
              <text:p text:style-name="MP8"><text:span text:style-name="MT5">90</text:span></text:p>
            </text:deletion>
          </text:changed-region>
          <text:changed-region text:id="ct566359536">
            <text:insertion>
              <office:change-info>
                <dc:creator>Bob Jacobsen</dc:creator>
                <dc:date>2010-10-07T21:47:00</dc:date>
              </office:change-info>
            </text:insertion>
          </text:changed-region>
          <text:changed-region text:id="ct566359712">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66375232"/><text:change-start text:change-id="ct566359536"/><text:span text:style-name="MT5">10</text:span><text:change-end text:change-id="ct566359536"/><text:span text:style-name="MT5">, by J. Day, D. Harris, B. Jacobsen, </text:span><text:change text:change-id="ct566359712"/><text:span text:style-name="MT5">and A. Shepherd<text:tab/></text:span><text:span text:style-name="MT6">Page </text:span><text:span text:style-name="Page_20_Number"><text:span text:style-name="MT6"><text:page-number text:select-page="current">4</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6"><text:date style:data-style-name="N116" text:date-value="2010-10-11T01:16:12">10/11/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63</meta:editing-cycles>
    <meta:editing-duration>PT12H13M55S</meta:editing-duration>
    <meta:generator>OpenOffice.org/3.2$Unix OpenOffice.org_project/320m18$Build-9502</meta:generator>
    <dc:date>2010-10-11T01:16:12</dc:date>
    <dc:creator>Bob Jacobsen</dc:creator>
    <meta:keyword>OpenLCB-CAN Message Network</meta:keyword>
    <meta:document-statistic meta:table-count="2" meta:image-count="1" meta:object-count="0" meta:page-count="7" meta:paragraph-count="148" meta:word-count="2349" meta:character-count="13792"/>
    <meta:user-defined meta:name="Info 1"/>
    <meta:user-defined meta:name="Info 2"/>
    <meta:user-defined meta:name="Info 3"/>
    <meta:user-defined meta:name="Info 4"/>
  </office:meta>
</office:document-meta>
</file>